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9.2505">
            <text:p>89.2505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773">
            <text:p>96.9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182">
            <text:p>97.3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413">
            <text:p>97.24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7378">
            <text:p>96.73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37">
            <text:p>96.9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333">
            <text:p>97.2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8078">
            <text:p>97.80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59">
            <text:p>97.965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0474">
            <text:p>97.0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036">
            <text:p>96.0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8104">
            <text:p>97.81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3148">
            <text:p>96.314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5.3615">
            <text:p>95.36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3119">
            <text:p>96.311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2973">
            <text:p>97.297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86">
            <text:p>99.2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185">
            <text:p>96.818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1485">
            <text:p>96.1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184">
            <text:p>97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024">
            <text:p>97.50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7212">
            <text:p>96.721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077">
            <text:p>98.5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704">
            <text:p>97.3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1316">
            <text:p>98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515">
            <text:p>97.051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.3364">
            <text:p>98.3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393">
            <text:p>97.039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0438">
            <text:p>96.0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808">
            <text:p>98.0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2037">
            <text:p>96.2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5951">
            <text:p>95.595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854">
            <text:p>95.985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6.7867">
            <text:p>96.786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711">
            <text:p>96.97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35">
            <text:p>96.5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5579">
            <text:p>96.5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656">
            <text:p>96.96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4808">
            <text:p>96.4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3">
            <text:p>97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1652">
            <text:p>96.1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9484">
            <text:p>96.948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091">
            <text:p>97.1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591">
            <text:p>96.9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6973">
            <text:p>95.697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476">
            <text:p>96.347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108">
            <text:p>97.10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.9882">
            <text:p>94.9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154">
            <text:p>97.415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1162">
            <text:p>98.116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8967">
            <text:p>96.89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5852">
            <text:p>96.5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168">
            <text:p>97.16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9575">
            <text:p>97.95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0678">
            <text:p>97.067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747">
            <text:p>97.174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8318">
            <text:p>97.8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97">
            <text:p>97.0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067">
            <text:p>97.8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6059">
            <text:p>95.6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643">
            <text:p>97.7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2595">
            <text:p>96.259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0942">
            <text:p>97.094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.313">
            <text:p>95.3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0956">
            <text:p>96.095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568">
            <text:p>97.056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5967">
            <text:p>96.596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6.2334">
            <text:p>96.23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4.792">
            <text:p>94.7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48">
            <text:p>97.0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047">
            <text:p>96.90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464">
            <text:p>97.246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2226">
            <text:p>97.22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5975">
            <text:p>96.597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14">
            <text:p>96.6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4722">
            <text:p>97.4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546">
            <text:p>97.3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069">
            <text:p>97.10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636">
            <text:p>99.2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2546">
            <text:p>95.254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833">
            <text:p>99.1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63">
            <text:p>97.3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1063">
            <text:p>96.1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208">
            <text:p>97.1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453">
            <text:p>97.445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51">
            <text:p>97.35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725">
            <text:p>97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1632">
            <text:p>98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8367">
            <text:p>96.8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609">
            <text:p>98.3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769">
            <text:p>97.6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7084">
            <text:p>96.708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622">
            <text:p>96.76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6387">
            <text:p>95.638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421">
            <text:p>98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428">
            <text:p>98.4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369">
            <text:p>97.436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4862">
            <text:p>97.486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0364">
            <text:p>96.036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4.8188">
            <text:p>94.8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292">
            <text:p>97.12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3">
            <text:p>97.31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.8792">
            <text:p>96.879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6.6833">
            <text:p>96.6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2143">
            <text:p>98.2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79">
            <text:p>97.0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">
            <text:p>96.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227">
            <text:p>97.8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5727">
            <text:p>95.5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29">
            <text:p>97.2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9172">
            <text:p>96.91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0629">
            <text:p>96.06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0586">
            <text:p>95.05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361">
            <text:p>98.336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76">
            <text:p>97.9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313">
            <text:p>97.93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9536">
            <text:p>95.9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897">
            <text:p>97.189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95">
            <text:p>96.69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0579">
            <text:p>97.0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96">
            <text:p>98.179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2364">
            <text:p>95.236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5265">
            <text:p>96.526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175">
            <text:p>97.41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441">
            <text:p>96.544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174">
            <text:p>97.0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74">
            <text:p>96.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263">
            <text:p>96.2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186">
            <text:p>97.318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4.225">
            <text:p>94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15">
            <text:p>98.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542">
            <text:p>97.1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7125">
            <text:p>96.7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7348">
            <text:p>95.7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6684">
            <text:p>96.668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7.8957">
            <text:p>97.8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74">
            <text:p>97.057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31">
            <text:p>97.613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6.19">
            <text:p>96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622">
            <text:p>97.06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85">
            <text:p>97.8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2167">
            <text:p>94.2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431">
            <text:p>97.043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966">
            <text:p>96.59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829">
            <text:p>96.58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08">
            <text:p>97.0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287">
            <text:p>97.128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76">
            <text:p>97.9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9227">
            <text:p>96.9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061">
            <text:p>95.506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2607">
            <text:p>95.26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288">
            <text:p>96.328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38">
            <text:p>97.8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6334">
            <text:p>97.63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167">
            <text:p>96.91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4759">
            <text:p>97.4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795">
            <text:p>97.379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82">
            <text:p>96.18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232">
            <text:p>97.2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396">
            <text:p>96.739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2278">
            <text:p>95.2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658">
            <text:p>97.865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606">
            <text:p>96.4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6105">
            <text:p>96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786">
            <text:p>96.9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542">
            <text:p>97.1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5625">
            <text:p>95.5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158">
            <text:p>97.0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084">
            <text:p>97.508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2333">
            <text:p>95.2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4333">
            <text:p>96.43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143">
            <text:p>97.0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4515">
            <text:p>96.451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.3667">
            <text:p>96.3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7605">
            <text:p>95.760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471">
            <text:p>96.8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655">
            <text:p>97.0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7179">
            <text:p>96.71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2412">
            <text:p>96.24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9727">
            <text:p>97.9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4471">
            <text:p>96.44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7.4207">
            <text:p>97.4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94">
            <text:p>97.9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9.1286">
            <text:p>99.1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731">
            <text:p>97.27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364">
            <text:p>98.2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871">
            <text:p>97.5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1632">
            <text:p>98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73">
            <text:p>96.77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412">
            <text:p>97.44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105">
            <text:p>96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8565">
            <text:p>94.8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636">
            <text:p>97.2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333">
            <text:p>96.7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3811">
            <text:p>96.381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35">
            <text:p>96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8818">
            <text:p>96.881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38">
            <text:p>98.343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8104">
            <text:p>97.81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5206">
            <text:p>96.52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9556">
            <text:p>95.9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14">
            <text:p>97.0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469">
            <text:p>97.04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347">
            <text:p>96.934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.2129">
            <text:p>98.21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45">
            <text:p>97.04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.4222">
            <text:p>96.42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65">
            <text:p>97.16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928">
            <text:p>97.392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224">
            <text:p>97.2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6516">
            <text:p>95.65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421">
            <text:p>98.14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05">
            <text:p>96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882">
            <text:p>97.38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725">
            <text:p>97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243">
            <text:p>97.024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7744">
            <text:p>97.774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36">
            <text:p>96.8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44">
            <text:p>97.6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261">
            <text:p>97.02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4.7222">
            <text:p>94.7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5578">
            <text:p>96.55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1292">
            <text:p>97.12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964">
            <text:p>98.096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32">
            <text:p>98.0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4.9429">
            <text:p>94.9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7348">
            <text:p>95.7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6143">
            <text:p>98.61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206">
            <text:p>97.72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7353">
            <text:p>96.7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72">
            <text:p>97.5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9057">
            <text:p>96.90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5945">
            <text:p>97.5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609">
            <text:p>97.8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347">
            <text:p>96.934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6616">
            <text:p>97.66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0528">
            <text:p>95.05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7763">
            <text:p>95.77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4364">
            <text:p>96.4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429">
            <text:p>97.44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296">
            <text:p>97.7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517">
            <text:p>98.15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229">
            <text:p>97.2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02">
            <text:p>98.20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688">
            <text:p>98.56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SUM([.A1:.A500])/500" office:value-type="float" office:value="97.5326004">
            <text:p>97.5326004</text:p>
          </table:table-cell>
          <table:table-cell table:formula="of:=SUM([.B1:.B500])/500" office:value-type="float" office:value="22.918">
            <text:p>22.9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7:2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7:20:15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